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0.962cm"/>
    </style:style>
    <style:style style:name="ro2" style:family="table-row">
      <style:table-row-properties style:row-height="0.937cm"/>
    </style:style>
    <style:style style:name="ro3" style:family="table-row">
      <style:table-row-properties style:row-height="0.794cm"/>
    </style:style>
    <style:style style:name="ce1" style:family="table-cell">
      <style:graphic-properties style:repeat="repeat"/>
    </style:style>
    <style:style style:name="P1" style:family="paragraph">
      <style:text-properties fo:font-size="24pt" style:font-size-asian="24pt" style:font-size-complex="24pt"/>
    </style:style>
    <style:style style:name="T1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ime processing - Octree </text:p>
          </draw:text-box>
        </draw:frame>
        <draw:frame presentation:style-name="pr2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"><text:span text:style-name="T1">R language :</text:span></text:p>
                <text:list>
                  <text:list-item>
                    <text:p><text:span text:style-name="T2"/></text:p>
                  </text:list-item>
                </text:list>
              </text:list-item>
            </text:list>
            <text:p><text:span text:style-name="T2"/></text:p>
            <text:p><text:span text:style-name="T2"/></text:p>
            <text:list text:continue-numbering="true" text:style-name="L2">
              <text:list-item>
                <text:p><text:span text:style-name="T1">Python :</text:span></text:p>
                <text:list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standard" draw:layer="layout" svg:width="14.098cm" svg:height="1.943cm" svg:x="3.96cm" svg:y="6.61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user</text:p>
              </table:table-cell>
              <table:table-cell>
                <text:p>system</text:p>
              </table:table-cell>
              <table:table-cell>
                <text:p>elapsed</text:p>
              </table:table-cell>
            </table:table-row>
            <table:table-row table:style-name="ro2" table:default-cell-style-name="ce1">
              <table:table-cell>
                <text:p>107.680s</text:p>
              </table:table-cell>
              <table:table-cell>
                <text:p>2.888s</text:p>
              </table:table-cell>
              <table:table-cell>
                <text:p>110.264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4.098cm" svg:height="1.943cm" svg:x="3.922cm" svg:y="12.36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3" table:default-cell-style-name="ce1">
              <table:table-cell>
                <text:p>user</text:p>
              </table:table-cell>
              <table:table-cell>
                <text:p>system</text:p>
              </table:table-cell>
              <table:table-cell>
                <text:p>elapsed</text:p>
              </table:table-cell>
            </table:table-row>
            <table:table-row table:style-name="ro2" table:default-cell-style-name="ce1">
              <table:table-cell>
                <text:p>4.98s</text:p>
              </table:table-cell>
              <table:table-cell>
                <text:p>4ms</text:p>
              </table:table-cell>
              <table:table-cell>
                <text:p>4.99s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oise2" style:family="table-cell" style:parent-style-name="default">
      <style:graphic-properties draw:fill="solid" draw:fill-color="#33a3a3"/>
    </style:style>
    <style:style style:name="turquoise3" style:family="table-cell" style:parent-style-name="default">
      <style:graphic-properties draw:fill="solid" draw:fill-color="#198a8a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30T10:09:11.585381294</meta:creation-date>
    <dc:date>2015-06-30T12:04:03.128615011</dc:date>
    <meta:editing-duration>PT7M40S</meta:editing-duration>
    <meta:editing-cycles>2</meta:editing-cycles>
    <meta:generator>LibreOffice/4.3.3.2$Linux_X86_64 LibreOffice_project/430m0$Build-2</meta:generator>
    <meta:document-statistic meta:object-count="27"/>
  </office:meta>
</office:document-meta>
</file>